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line-height="115%"/>
      <style:text-properties fo:font-size="15pt" officeooo:paragraph-rsid="001b4990" style:font-size-asian="13.1000003814697pt" style:font-size-complex="15pt"/>
    </style:style>
    <style:style style:name="P2" style:family="paragraph" style:parent-style-name="Standard">
      <style:paragraph-properties fo:line-height="115%"/>
      <style:text-properties fo:font-size="24pt" officeooo:rsid="0018b066" officeooo:paragraph-rsid="0018b066" style:font-size-asian="21pt" style:font-size-complex="24pt"/>
    </style:style>
    <style:style style:name="P3" style:family="paragraph" style:parent-style-name="Standard">
      <style:paragraph-properties fo:line-height="115%"/>
      <style:text-properties fo:font-size="15pt" officeooo:rsid="0018b066" officeooo:paragraph-rsid="0018b066" style:font-size-asian="13.1000003814697pt" style:font-size-complex="15pt"/>
    </style:style>
    <style:style style:name="P4" style:family="paragraph" style:parent-style-name="Standard" style:list-style-name="L6">
      <style:paragraph-properties fo:line-height="115%"/>
      <style:text-properties fo:font-size="12pt" officeooo:rsid="0018b066" officeooo:paragraph-rsid="0018b066" style:font-size-asian="10.5pt" style:font-size-complex="12pt"/>
    </style:style>
    <style:style style:name="P5" style:family="paragraph" style:parent-style-name="Standard" style:list-style-name="L14">
      <style:paragraph-properties fo:line-height="115%"/>
      <style:text-properties fo:font-size="12pt" officeooo:rsid="0018b066" officeooo:paragraph-rsid="001a6759" style:font-size-asian="10.5pt" style:font-size-complex="12pt"/>
    </style:style>
    <style:style style:name="P6" style:family="paragraph" style:parent-style-name="Standard">
      <style:paragraph-properties fo:line-height="115%"/>
      <style:text-properties fo:font-size="12pt" officeooo:rsid="0018b066" officeooo:paragraph-rsid="0018b066" style:font-size-asian="12pt" style:font-size-complex="12pt"/>
    </style:style>
    <style:style style:name="P7" style:family="paragraph" style:parent-style-name="Standard">
      <style:paragraph-properties fo:margin-top="0in" fo:margin-bottom="0in" style:contextual-spacing="false" fo:line-height="115%"/>
      <style:text-properties officeooo:paragraph-rsid="0018b066"/>
    </style:style>
    <style:style style:name="P8" style:family="paragraph" style:parent-style-name="Standard" style:list-style-name="L13">
      <style:paragraph-properties fo:line-height="115%"/>
      <style:text-properties officeooo:paragraph-rsid="001a6759"/>
    </style:style>
    <style:style style:name="P9" style:family="paragraph" style:parent-style-name="Standard">
      <style:paragraph-properties fo:line-height="115%"/>
      <style:text-properties fo:font-size="20pt" officeooo:rsid="001a6759" officeooo:paragraph-rsid="001a6759" style:font-size-asian="17.5pt" style:font-size-complex="20pt"/>
    </style:style>
    <style:style style:name="P10" style:family="paragraph" style:parent-style-name="Text_20_body">
      <style:paragraph-properties fo:margin-top="0.0791in" fo:margin-bottom="0.0972in" style:contextual-spacing="false" fo:line-height="115%"/>
      <style:text-properties fo:font-size="15pt" officeooo:rsid="001a485a" officeooo:paragraph-rsid="001a6759" style:font-size-asian="15pt" style:font-size-complex="15pt"/>
    </style:style>
    <style:style style:name="P11" style:family="paragraph" style:parent-style-name="Text_20_body">
      <style:paragraph-properties fo:line-height="115%"/>
      <style:text-properties fo:font-size="15pt" style:text-underline-style="none" officeooo:rsid="001b4990" officeooo:paragraph-rsid="001b4990" style:font-size-asian="13.1000003814697pt" style:font-size-complex="15pt"/>
    </style:style>
    <style:style style:name="P12" style:family="paragraph" style:parent-style-name="Text_20_body" style:list-style-name="L3">
      <style:paragraph-properties fo:line-height="115%"/>
    </style:style>
    <style:style style:name="P13" style:family="paragraph" style:parent-style-name="Text_20_body" style:list-style-name="L9">
      <style:paragraph-properties fo:line-height="115%"/>
    </style:style>
    <style:style style:name="P14" style:family="paragraph" style:parent-style-name="Text_20_body" style:list-style-name="L11">
      <style:paragraph-properties fo:line-height="115%"/>
      <style:text-properties officeooo:paragraph-rsid="001a6759"/>
    </style:style>
    <style:style style:name="P15" style:family="paragraph" style:parent-style-name="Text_20_body" style:list-style-name="L11">
      <style:paragraph-properties fo:margin-top="0in" fo:margin-bottom="0in" style:contextual-spacing="false" fo:line-height="115%"/>
      <style:text-properties officeooo:paragraph-rsid="001a6759"/>
    </style:style>
    <style:style style:name="P16" style:family="paragraph" style:parent-style-name="Text_20_body">
      <style:paragraph-properties fo:margin-top="0in" fo:margin-bottom="0in" style:contextual-spacing="false" fo:line-height="115%"/>
      <style:text-properties officeooo:paragraph-rsid="001a6759"/>
    </style:style>
    <style:style style:name="P17" style:family="paragraph" style:parent-style-name="Text_20_body" style:list-style-name="L7">
      <style:paragraph-properties fo:line-height="115%"/>
      <style:text-properties officeooo:paragraph-rsid="001a6759"/>
    </style:style>
    <style:style style:name="P18" style:family="paragraph" style:parent-style-name="Text_20_body" style:list-style-name="L12">
      <style:paragraph-properties fo:margin-top="0.0791in" fo:margin-bottom="0.0972in" style:contextual-spacing="false" fo:line-height="115%"/>
      <style:text-properties officeooo:paragraph-rsid="001a6759"/>
    </style:style>
    <style:style style:name="P19" style:family="paragraph" style:parent-style-name="Text_20_body" style:list-style-name="L14">
      <style:paragraph-properties fo:margin-top="0.0791in" fo:margin-bottom="0.0972in" style:contextual-spacing="false" fo:line-height="115%"/>
      <style:text-properties officeooo:paragraph-rsid="001a6759"/>
    </style:style>
    <style:style style:name="P20" style:family="paragraph" style:parent-style-name="Text_20_body" style:list-style-name="L15">
      <style:paragraph-properties fo:line-height="115%"/>
      <style:text-properties officeooo:paragraph-rsid="001b4990"/>
    </style:style>
    <style:style style:name="P21" style:family="paragraph" style:parent-style-name="Text_20_body" style:list-style-name="L23">
      <style:paragraph-properties fo:line-height="115%"/>
      <style:text-properties officeooo:paragraph-rsid="001cd55a"/>
    </style:style>
    <style:style style:name="P22" style:family="paragraph" style:parent-style-name="Text_20_body" style:list-style-name="L15">
      <style:paragraph-properties fo:line-height="115%"/>
      <style:text-properties fo:font-size="12pt" style:text-underline-style="none" officeooo:rsid="001b4990" officeooo:paragraph-rsid="001b4990" style:font-size-asian="10.5pt" style:font-size-complex="12pt"/>
    </style:style>
    <style:style style:name="P23" style:family="paragraph" style:parent-style-name="Text_20_body">
      <style:paragraph-properties fo:line-height="115%"/>
      <style:text-properties fo:font-size="12pt" fo:font-weight="normal" officeooo:paragraph-rsid="001b4990" style:font-size-asian="12pt" style:font-weight-asian="normal" style:font-size-complex="12pt" style:font-weight-complex="normal"/>
    </style:style>
    <style:style style:name="P24" style:family="paragraph" style:parent-style-name="Text_20_body">
      <style:paragraph-properties fo:line-height="115%"/>
      <style:text-properties fo:font-size="20pt" style:text-underline-style="solid" style:text-underline-width="auto" style:text-underline-color="font-color" officeooo:rsid="001a6759" officeooo:paragraph-rsid="001a6759" style:font-size-asian="17.5pt" style:font-size-complex="20pt"/>
    </style:style>
    <style:style style:name="P25" style:family="paragraph" style:parent-style-name="Text_20_body" style:list-style-name="L15">
      <style:text-properties officeooo:paragraph-rsid="001b4990"/>
    </style:style>
    <style:style style:name="P26" style:family="paragraph" style:parent-style-name="Text_20_body" style:list-style-name="L17"/>
    <style:style style:name="P27" style:family="paragraph" style:parent-style-name="Text_20_body" style:list-style-name="L20"/>
    <style:style style:name="P28" style:family="paragraph" style:parent-style-name="Text_20_body" style:list-style-name="L23">
      <style:text-properties officeooo:paragraph-rsid="001cd55a"/>
    </style:style>
    <style:style style:name="T1" style:family="text">
      <style:text-properties fo:font-size="15pt" officeooo:rsid="0018b066" style:font-size-asian="15pt" style:font-size-complex="15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8b066" style:font-size-asian="12pt" style:font-weight-asian="normal" style:font-size-complex="12pt" style:font-weight-complex="normal"/>
    </style:style>
    <style:style style:name="T6" style:family="text">
      <style:text-properties fo:font-size="12pt" fo:font-weight="normal" officeooo:rsid="001a6759"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a6759" style:font-weight-asian="normal" style:font-weight-complex="normal"/>
    </style:style>
    <style:style style:name="T10" style:family="text">
      <style:text-properties fo:font-weight="normal" officeooo:rsid="0018b066" style:font-weight-asian="normal" style:font-weight-complex="normal"/>
    </style:style>
    <style:style style:name="T11" style:family="text">
      <style:text-properties fo:font-weight="normal" style:font-size-asian="12pt" style:font-weight-asian="normal" style:font-weight-complex="normal"/>
    </style:style>
    <style:style style:name="T12"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TH-438 HW #2</text:p>
      <text:p text:style-name="P3">Sebastian Nuxoll</text:p>
      <text:p text:style-name="P6"/>
      <text:p text:style-name="P9"><text:span text:style-name="T12">Articles</text:span> </text:p>
      <text:p text:style-name="P7"><text:span text:style-name="T1">The Unreasonable Effectiveness of Data</text:span></text:p>
      <text:list xml:id="list3852266850" text:style-name="L11">
        <text:list-item>
          <text:p text:style-name="P14"><text:span text:style-name="Strong_20_Emphasis"><text:span text:style-name="T5">Data is more powerful than complex models</text:span></text:span><text:span text:style-name="T5">: In many cases, using a large amount of data, even if it is imperfect, is better for tasks like language translation and speech recognition than trying to create complicated rules and models.</text:span></text:p>
        </text:list-item>
        <text:list-item>
          <text:p text:style-name="P14"><text:span text:style-name="Strong_20_Emphasis"><text:span text:style-name="T4">Simple approaches work well with big data</text:span></text:span><text:span text:style-name="T4">: For tasks like predicting the next word in a sentence or identifying objects in pictures, using simpler methods combined with massive amounts of data tends to give better results than more advanced techniques with less data.</text:span></text:p>
        </text:list-item>
        <text:list-item>
          <text:p text:style-name="P15"><text:span text:style-name="Strong_20_Emphasis"><text:span text:style-name="T5">Natural language is complex</text:span></text:span><text:span text:style-name="T5">: Since human language is constantly changing and has many variations, it's hard to capture all its rules with just a few general formulas. Instead, massive datasets of real-world language use help improve tasks like translation and speech processing.</text:span></text:p>
        </text:list-item>
      </text:list>
      <text:p text:style-name="P16"><text:span text:style-name="T5"/></text:p>
      <text:p text:style-name="P10"><text:span text:style-name="T8">A Few Useful Things to Know About Machine Learning</text:span></text:p>
      <text:list xml:id="list3562354332" text:style-name="L12">
        <text:list-item>
          <text:p text:style-name="P18"><text:span text:style-name="Strong_20_Emphasis"><text:span text:style-name="T5">Machine learning relies on data</text:span></text:span><text:span text:style-name="T5">: Instead of manually creating rules, machine learning systems learn from data to solve problems like spam detection, fraud prevention, and product recommendations. The more data available, the more accurate the models can become.</text:span></text:p>
        </text:list-item>
      </text:list>
      <text:list xml:id="list2845426999" text:style-name="L14">
        <text:list-item>
          <text:p text:style-name="P5"><text:span text:style-name="Strong_20_Emphasis"><text:span text:style-name="T11">Choosing the right features is crucial</text:span></text:span><text:span text:style-name="T11">: The success of a machine learning project depends heavily on selecting the right features (important characteristics) of the data. Good features make learning easier and lead to better results.</text:span></text:p>
        </text:list-item>
        <text:list-item>
          <text:p text:style-name="P19"><text:span text:style-name="Strong_20_Emphasis"><text:span text:style-name="T5">Overfitting is a common problem</text:span></text:span><text:span text:style-name="T5">: Overfitting happens when a model performs very well on training data but poorly on new, unseen data. To avoid this, machine learning algorithms need to balance learning patterns without memorizing every detail.</text:span></text:p>
        </text:list-item>
      </text:list>
      <text:p text:style-name="P10"><text:span text:style-name="T9">Artificial Intelligence and Illusions of Understanding in Scientific Research</text:span></text:p>
      <text:list xml:id="list3886379486" text:style-name="L13">
        <text:list-item>
          <text:p text:style-name="P8"><text:span text:style-name="Strong_20_Emphasis"><text:span text:style-name="T6">AI tools are promising but risky</text:span></text:span><text:span text:style-name="T6">: AI can make research faster and more efficient, but scientists may believe they understand more than they actually do when relying too much on AI, which can lead to mistakes in research.</text:span></text:p>
        </text:list-item>
      </text:list>
      <text:list xml:id="list323553596" text:style-name="L7">
        <text:list-item>
          <text:p text:style-name="P17"><text:span text:style-name="Strong_20_Emphasis"><text:span text:style-name="T4">Illusions of understanding</text:span></text:span><text:span text:style-name="T4">: AI tools can give a false sense of certainty, making scientists think they are exploring all possible questions, but they might be missing important alternative approaches.</text:span></text:p>
        </text:list-item>
        <text:list-item>
          <text:p text:style-name="P17"><text:span text:style-name="Strong_20_Emphasis"><text:span text:style-name="T4">Diversity in research is important</text:span></text:span><text:span text:style-name="T4">: If AI tools dominate science, they could create a narrow focus on specific types of questions and methods, reducing innovation and limiting the variety of scientific understanding.</text:span></text:p>
        </text:list-item>
      </text:list>
      <text:p text:style-name="P24"><text:soft-page-break/><text:span text:style-name="T8">Videos</text:span></text:p>
      <text:p text:style-name="P11"><text:span text:style-name="T8">The Threat of AI Weapons</text:span></text:p>
      <text:list xml:id="list2781343744" text:style-name="L15">
        <text:list-item>
          <text:p text:style-name="P22"><text:span text:style-name="Strong_20_Emphasis"><text:span text:style-name="T8">Autonomous Weapons and AI in Warfare</text:span></text:span><text:span text:style-name="T8">: Autonomous weapons, like drones and AI-controlled vehicles, are becoming a major factor in modern warfare. Many experts, including Elon Musk and Stephen Hawking, have warned about the dangers of AI-driven weapons, but the world's largest military powers have resisted banning them. These weapons could lead to devastating, large-scale attacks and might eventually become available to terrorists.</text:span></text:p>
        </text:list-item>
        <text:list-item>
          <text:p text:style-name="P25"><text:span text:style-name="Strong_20_Emphasis"><text:span text:style-name="T8">Military and AI Development</text:span></text:span><text:span text:style-name="T8">: Several countries, including the U.S. and Russia, are developing unmanned and AI-controlled weapons, such as drones, tanks, and submarines. AI technology has proven to be more effective than humans in some military simulations, leading to concerns about AI's potential dominance in combat. Military officials worry about keeping up with private AI advancements, which are outpacing military technology.</text:span></text:p>
        </text:list-item>
        <text:list-item>
          <text:p text:style-name="P20"><text:span text:style-name="Strong_20_Emphasis"><text:span text:style-name="T8">Risks and Future Threats</text:span></text:span><text:span text:style-name="T8">: While AI weapons may reduce human error in battle, they also pose serious risks, such as being used for assassinations or targeting specific groups. There is concern that an AI arms race could escalate global tensions, potentially leading to catastrophic consequences for humanity, especially as AI continues to evolve and surpass human intelligence.</text:span></text:p>
        </text:list-item>
      </text:list>
      <text:h text:style-name="P1" text:outline-level="1"><text:span text:style-name="T8">AI Is Dangerous, but Not for the Reasons You Think</text:span></text:h>
      <text:list xml:id="list663021435" text:style-name="L23">
        <text:list-item>
          <text:p text:style-name="P21"><text:span text:style-name="Strong_20_Emphasis"><text:span text:style-name="T4">Current Impacts of AI</text:span></text:span><text:span text:style-name="T4">: AI technology has significant impacts on society today, including contributing to climate change, using artists' work without consent, and perpetuating bias. Researchers emphasize the need to track these impacts and develop tools for transparency and understanding.</text:span></text:p>
        </text:list-item>
        <text:list-item>
          <text:p text:style-name="P28"><text:span text:style-name="Strong_20_Emphasis"><text:span text:style-name="T4">Sustainability Concerns</text:span></text:span><text:span text:style-name="T4">: Training AI models consumes large amounts of energy and generates substantial carbon emissions. For example, training the Bloom model emitted as much carbon as driving a car around the planet five times. Tools like CodeCarbon can help measure energy use and encourage more sustainable practices in AI development.</text:span></text:p>
        </text:list-item>
        <text:list-item>
          <text:p text:style-name="P21"><text:span text:style-name="Strong_20_Emphasis"><text:span text:style-name="T4">Bias and Discrimination</text:span></text:span><text:span text:style-name="T4">: AI systems often reflect and reinforce societal biases, leading to unfair outcomes, especially in law enforcement. Tools like the Stable Bias Explorer help reveal these biases, enabling users to better understand and address the issues, while promoting the need for more inclusive and responsible AI practices.</text:span></text:p>
        </text:list-item>
      </text:list>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9T19:32:45.405706003</meta:creation-date>
    <dc:date>2024-09-20T22:02:51.186819339</dc:date>
    <meta:editing-duration>PT29S</meta:editing-duration>
    <meta:editing-cycles>1</meta:editing-cycles>
    <meta:document-statistic meta:table-count="0" meta:image-count="0" meta:object-count="0" meta:page-count="2" meta:paragraph-count="24" meta:word-count="712" meta:character-count="4651" meta:non-whitespace-character-count="3977"/>
    <meta:generator>LibreOffice/7.3.7.2$Linux_X86_64 LibreOffice_project/30$Build-2</meta:generator>
  </office:meta>
</office:document-meta>
</file>